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.866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1.15cm" fo:min-width="3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12.1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1.75cm" fo:min-width="1.81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816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1.75cm" fo:min-width="1.816cm"/>
    </style:style>
    <style:style style:name="gr7" style:family="graphic" style:parent-style-name="standard">
      <style:graphic-properties draw:stroke="none" draw:fill="none" fo:min-height="1.1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draw:fill="none" draw:fill-color="#808080" fo:min-height="1.146cm"/>
    </style:style>
    <style:style style:name="gr10" style:family="graphic" style:parent-style-name="standard">
      <style:graphic-properties draw:stroke="none" draw:fill="none" fo:min-height="1.107cm"/>
    </style:style>
    <style:style style:name="gr11" style:family="graphic" style:parent-style-name="standard">
      <style:graphic-properties draw:stroke="none" draw:fill="none" fo:min-height="1.33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5cm" fo:min-width="2.4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5cm" fo:min-width="8.936cm"/>
    </style:style>
    <style:style style:name="gr18" style:family="graphic" style:parent-style-name="standard">
      <style:graphic-properties draw:fill-color="#6699cc" draw:textarea-horizontal-align="justify" draw:textarea-vertical-align="middle" draw:auto-grow-height="false" fo:min-height="1.75cm" fo:min-width="1.233cm"/>
    </style:style>
    <style:style style:name="gr19" style:family="graphic" style:parent-style-name="standard">
      <style:graphic-properties draw:fill-color="#6699cc" draw:textarea-horizontal-align="justify" draw:textarea-vertical-align="middle" draw:auto-grow-height="false" fo:min-height="1.75cm" fo:min-width="1.235cm"/>
    </style:style>
    <style:style style:name="gr20" style:family="graphic" style:parent-style-name="standard">
      <style:graphic-properties draw:fill-color="#6699cc" draw:textarea-horizontal-align="justify" draw:textarea-vertical-align="middle" draw:auto-grow-height="false" fo:min-height="1.75cm" fo:min-width="1.233cm"/>
    </style:style>
    <style:style style:name="gr21" style:family="graphic" style:parent-style-name="standard">
      <style:graphic-properties draw:stroke="none" draw:fill="none" fo:min-height="1.54cm"/>
    </style:style>
    <style:style style:name="gr22" style:family="graphic" style:parent-style-name="standard">
      <style:graphic-properties draw:stroke="none" draw:fill="none" fo:min-height="1.302cm"/>
    </style:style>
    <style:style style:name="gr23" style:family="graphic" style:parent-style-name="standard">
      <style:graphic-properties draw:stroke="none" draw:fill="none" fo:min-height="1.496cm"/>
    </style:style>
    <style:style style:name="gr24" style:family="graphic" style:parent-style-name="standard">
      <style:graphic-properties draw:stroke="none" draw:fill="none" fo:min-height="0.753cm"/>
    </style:style>
    <style:style style:name="gr2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08080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6699cc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6699cc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style:text-underline-style="none"/>
    </style:style>
    <style:style style:name="P1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xml:id="id3" draw:id="id3" draw:layer="layout" svg:width="4.366cm" svg:height="1.6cm" svg:x="0.258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4cm" svg:x="12.8cm" svg:y="0.4cm">
          <text:p text:style-name="P1">Data Frame </text:p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2.6cm" svg:height="2.4cm" svg:x="0.4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16cm" svg:height="2cm" svg:x="0.6cm" svg:y="2.6cm">
          <text:p text:style-name="P1"><text:span text:style-name="T1">Estimator</text:span></text:p>
          <text:p text:style-name="P1"><text:span text:style-name="T2">Mult string indx</text:span></text:p>
          <text:p text:style-name="P1"><text:span text:style-name="T2">Pindex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16cm" svg:height="2cm" svg:x="3.02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5.442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7.863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10.284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2.789cm" svg:y="2.9cm">
          <draw:text-box>
            <text:p text:style-name="P1"><text:span text:style-name="T1">Transformer</text:span></text:p>
            <text:p text:style-name="P1"><text:span text:style-name="T3">VectorAssemble</text:span><text:span text:style-name="T3">r</text:span></text:p>
            <text:p text:style-name="P1"><text:span text:style-name="T2">assembler</text:span></text:p>
          </draw:text-box>
        </draw:frame>
        <draw:frame draw:style-name="gr7" draw:text-style-name="P5" draw:layer="layout" svg:width="2.653cm" svg:height="1.396cm" svg:x="5.19cm" svg:y="2.9cm">
          <draw:text-box>
            <text:p text:style-name="P1"><text:span text:style-name="T1">Estimator</text:span></text:p>
            <text:p text:style-name="P1"><text:span text:style-name="T3">MinMaxScaler</text:span></text:p>
            <text:p text:style-name="P1"><text:span text:style-name="T2">scaler</text:span></text:p>
          </draw:text-box>
        </draw:frame>
        <draw:frame draw:style-name="gr7" draw:text-style-name="P5" draw:layer="layout" svg:width="2.653cm" svg:height="1.396cm" svg:x="2.79cm" svg:y="2.9cm">
          <draw:text-box>
            <text:p text:style-name="P1"><text:span text:style-name="T1">Transformer</text:span></text:p>
            <text:p text:style-name="P1"><text:span text:style-name="T3">VectorAssemble</text:span><text:span text:style-name="T3">r</text:span></text:p>
            <text:p text:style-name="P1"><text:span text:style-name="T2">assembler</text:span></text:p>
          </draw:text-box>
        </draw:frame>
        <draw:frame draw:style-name="gr7" draw:text-style-name="P5" draw:layer="layout" svg:width="2.653cm" svg:height="1.396cm" svg:x="7.69cm" svg:y="2.9cm">
          <draw:text-box>
            <text:p text:style-name="P1"><text:span text:style-name="T1">Estimator</text:span></text:p>
            <text:p text:style-name="P1"><text:span text:style-name="T3">PCA</text:span></text:p>
            <text:p text:style-name="P1"><text:span text:style-name="T2">pca</text:span></text:p>
          </draw:text-box>
        </draw:frame>
        <draw:frame draw:style-name="gr7" draw:text-style-name="P5" draw:layer="layout" svg:width="2.653cm" svg:height="1.589cm" svg:x="10.09cm" svg:y="2.9cm">
          <draw:text-box>
            <text:p text:style-name="P1"><text:span text:style-name="T1">Estimator</text:span></text:p>
            <text:p text:style-name="P1"><text:span text:style-name="T4">DecisionTreeRegre</text:span><text:span text:style-name="T4">ssor</text:span></text:p>
            <text:p text:style-name="P1"><text:span text:style-name="T2">dt</text:span></text:p>
          </draw:text-box>
        </draw:frame>
        <draw:frame draw:style-name="gr8" draw:text-style-name="P6" draw:layer="layout" svg:width="5.8cm" svg:height="0.962cm" svg:x="1.8cm" svg:y="1.4cm">
          <draw:text-box>
            <text:p>Pipeline 1</text:p>
          </draw:text-box>
        </draw:frame>
        <draw:custom-shape draw:style-name="gr3" draw:text-style-name="P3" draw:layer="layout" svg:width="12.6cm" svg:height="2.4cm" svg:x="15.1cm" svg:y="2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16cm" svg:height="2cm" svg:x="15.3cm" svg:y="2.601cm">
          <text:p text:style-name="P1"><text:span text:style-name="T1">Estimator</text:span></text:p>
          <text:p text:style-name="P1"><text:span text:style-name="T2">Mult string indx</text:span></text:p>
          <text:p text:style-name="P1"><text:span text:style-name="T2">Pindex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16cm" svg:height="2cm" svg:x="17.721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0.142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2.563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4.984cm" svg:y="2.60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17.489cm" svg:y="2.901cm">
          <draw:text-box>
            <text:p text:style-name="P1"><text:span text:style-name="T1">Transformer</text:span></text:p>
            <text:p text:style-name="P1"><text:span text:style-name="T3">VectorAssemble</text:span><text:span text:style-name="T3">r</text:span></text:p>
            <text:p text:style-name="P1"><text:span text:style-name="T2">assembler</text:span></text:p>
          </draw:text-box>
        </draw:frame>
        <draw:frame draw:style-name="gr9" draw:text-style-name="P7" draw:layer="layout" svg:width="2.653cm" svg:height="1.396cm" svg:x="19.89cm" svg:y="2.901cm">
          <draw:text-box>
            <text:p text:style-name="P1"><text:span text:style-name="T1">Estimator</text:span></text:p>
            <text:p text:style-name="P1"><text:span text:style-name="T3">MinMaxScaler</text:span></text:p>
            <text:p text:style-name="P1"><text:span text:style-name="T2">scaler</text:span></text:p>
          </draw:text-box>
        </draw:frame>
        <draw:frame draw:style-name="gr10" draw:text-style-name="P5" xml:id="id10" draw:id="id10" draw:layer="layout" svg:width="5cm" svg:height="1.357cm" svg:x="0cm" svg:y="12.26cm">
          <draw:text-box>
            <text:p text:style-name="P1"><text:span text:style-name="T1">Transformer</text:span><text:span text:style-name="T1">=model</text:span></text:p>
            <text:p text:style-name="P1"><text:span text:style-name="T3">CrossValidator</text:span></text:p>
            <text:p text:style-name="P1"><text:span text:style-name="T3">CvModel 0</text:span></text:p>
          </draw:text-box>
        </draw:frame>
        <draw:frame draw:style-name="gr7" draw:text-style-name="P5" draw:layer="layout" svg:width="2.653cm" svg:height="1.396cm" svg:x="22.39cm" svg:y="2.901cm">
          <draw:text-box>
            <text:p text:style-name="P1"><text:span text:style-name="T1">Estimator</text:span></text:p>
            <text:p text:style-name="P1"><text:span text:style-name="T3">PCA</text:span></text:p>
            <text:p text:style-name="P1"><text:span text:style-name="T2">pca</text:span></text:p>
          </draw:text-box>
        </draw:frame>
        <draw:frame draw:style-name="gr11" draw:text-style-name="P5" draw:layer="layout" svg:width="2.653cm" svg:height="1.589cm" svg:x="24.79cm" svg:y="2.901cm">
          <draw:text-box>
            <text:p text:style-name="P1"><text:span text:style-name="T1">Estimator</text:span></text:p>
            <text:p text:style-name="P1"><text:span text:style-name="T4">RandomForest</text:span></text:p>
            <text:p text:style-name="P1"><text:span text:style-name="T4">Regressor</text:span></text:p>
            <text:p text:style-name="P1"><text:span text:style-name="T2">rf</text:span></text:p>
          </draw:text-box>
        </draw:frame>
        <draw:frame draw:style-name="gr8" draw:text-style-name="P6" draw:layer="layout" svg:width="5.8cm" svg:height="0.962cm" svg:x="16.5cm" svg:y="1.401cm">
          <draw:text-box>
            <text:p>Pipeline 2</text:p>
          </draw:text-box>
        </draw:frame>
        <draw:line draw:style-name="gr12" draw:text-style-name="P5" draw:layer="layout" svg:x1="12.8cm" svg:y1="1cm" svg:x2="12.2cm" svg:y2="2.4cm">
          <text:p/>
        </draw:line>
        <draw:line draw:style-name="gr12" draw:text-style-name="P5" draw:layer="layout" svg:x1="16.6cm" svg:y1="1.8cm" svg:x2="16.6cm" svg:y2="2.401cm">
          <text:p/>
        </draw:line>
        <draw:custom-shape draw:style-name="gr6" draw:text-style-name="P4" xml:id="id2" draw:id="id2" draw:layer="layout" svg:width="2.316cm" svg:height="2cm" svg:x="6.985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6.791cm" svg:y="7.8cm">
          <draw:text-box>
            <text:p text:style-name="P1"><text:span text:style-name="T1">Estimator</text:span></text:p>
            <text:p text:style-name="P1"><text:span text:style-name="T4">CrossValidator</text:span></text:p>
            <text:p text:style-name="P1"><text:span text:style-name="T2">Crossval 0</text:span></text:p>
          </draw:text-box>
        </draw:frame>
        <draw:connector draw:style-name="gr13" draw:text-style-name="P1" draw:layer="layout" svg:x1="6.7cm" svg:y1="4.8cm" svg:x2="8.143cm" svg:y2="7.5cm" draw:start-shape="id1" draw:start-glue-point="2" draw:end-shape="id2" draw:end-glue-point="0" svg:d="M6700 4800v1350h1443v1350" svg:viewBox="0 0 1444 2701">
          <text:p/>
        </draw:connector>
        <draw:custom-shape draw:style-name="gr14" draw:text-style-name="P3" draw:layer="layout" svg:width="2.901cm" svg:height="2cm" svg:x="2.2cm" svg:y="7.5cm">
          <text:p text:style-name="P1"><text:span text:style-name="T5">ParamGridBuilde</text:span><text:span text:style-name="T6">r</text:span></text:p>
          <text:p text:style-name="P1"><text:span text:style-name="T7"/></text:p>
          <text:p text:style-name="P1"><text:span text:style-name="T5">search_space[0</text:span><text:span text:style-name="T8">]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1.186cm" svg:y1="13.598cm" svg:x2="9.92cm" svg:y2="13.6cm" svg:d="M11186 13598h-632v2h-634" svg:viewBox="0 0 1267 3">
          <text:p/>
        </draw:connector>
        <draw:connector draw:style-name="gr13" draw:text-style-name="P1" draw:layer="layout" svg:x1="8.143cm" svg:y1="9.5cm" svg:x2="2.441cm" svg:y2="12.1cm" draw:start-shape="id2" draw:start-glue-point="2" draw:end-shape="id3" draw:end-glue-point="0" svg:d="M8143 9500v1300h-5702v1300" svg:viewBox="0 0 5703 2601">
          <text:p/>
        </draw:connector>
        <draw:frame draw:style-name="gr15" draw:text-style-name="P6" draw:layer="layout" svg:width="3.6cm" svg:height="1cm" svg:x="4.8cm" svg:y="9.8cm">
          <draw:text-box>
            <text:p>fit(training)</text:p>
          </draw:text-box>
        </draw:frame>
        <draw:connector draw:style-name="gr13" draw:text-style-name="P1" draw:layer="layout" svg:x1="8.146cm" svg:y1="10.212cm" svg:x2="11.118cm" svg:y2="11.6cm" draw:end-shape="id4" svg:d="M8146 10212v444h2972v944" svg:viewBox="0 0 2973 1389">
          <text:p/>
        </draw:connector>
        <draw:custom-shape draw:style-name="gr1" draw:text-style-name="P1" xml:id="id8" draw:id="id8" draw:layer="layout" svg:width="4.366cm" svg:height="1.6cm" svg:x="16.458cm" svg:y="12.1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12" draw:id="id12" draw:layer="layout" svg:width="5cm" svg:height="1.357cm" svg:x="16.2cm" svg:y="12.26cm">
          <draw:text-box>
            <text:p text:style-name="P1"><text:span text:style-name="T1">Transformer</text:span><text:span text:style-name="T1">=model</text:span></text:p>
            <text:p text:style-name="P1"><text:span text:style-name="T3">CrossValidator</text:span></text:p>
            <text:p text:style-name="P1"><text:span text:style-name="T3">CvModel 1</text:span></text:p>
          </draw:text-box>
        </draw:frame>
        <draw:custom-shape draw:style-name="gr6" draw:text-style-name="P4" xml:id="id5" draw:id="id5" draw:layer="layout" svg:width="2.316cm" svg:height="2cm" svg:x="20.685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6" draw:id="id6" draw:layer="layout" svg:width="2.653cm" svg:height="1.396cm" svg:x="20.491cm" svg:y="7.8cm">
          <draw:text-box>
            <text:p text:style-name="P1"><text:span text:style-name="T1">Estimator</text:span></text:p>
            <text:p text:style-name="P1"><text:span text:style-name="T4">CrossValidator</text:span></text:p>
            <text:p text:style-name="P1"><text:span text:style-name="T2">Crossval 1</text:span></text:p>
          </draw:text-box>
        </draw:frame>
        <draw:connector draw:style-name="gr13" draw:text-style-name="P1" draw:layer="layout" svg:x1="20.4cm" svg:y1="4.8cm" svg:x2="21.843cm" svg:y2="7.5cm" draw:end-shape="id5" draw:end-glue-point="0" svg:d="M20400 4800v1100h1443v1600" svg:viewBox="0 0 1444 2701">
          <text:p/>
        </draw:connector>
        <draw:custom-shape draw:style-name="gr14" draw:text-style-name="P3" xml:id="id7" draw:id="id7" draw:layer="layout" svg:width="2.901cm" svg:height="2cm" svg:x="15.9cm" svg:y="7.5cm">
          <text:p text:style-name="P1"><text:span text:style-name="T5">ParamGridBuilde</text:span><text:span text:style-name="T6">r</text:span></text:p>
          <text:p text:style-name="P1"><text:span text:style-name="T7"/></text:p>
          <text:p text:style-name="P1"><text:span text:style-name="T5">search_space[1</text:span><text:span text:style-name="T8">]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0.491cm" svg:y1="8.498cm" svg:x2="18.801cm" svg:y2="8.5cm" draw:start-shape="id6" draw:start-glue-point="3" draw:end-shape="id7" draw:end-glue-point="1" svg:d="M20491 8498h-845v2h-845" svg:viewBox="0 0 1691 3">
          <text:p/>
        </draw:connector>
        <draw:connector draw:style-name="gr13" draw:text-style-name="P1" draw:layer="layout" svg:x1="21.843cm" svg:y1="9.5cm" svg:x2="18.641cm" svg:y2="12.1cm" draw:start-shape="id5" draw:start-glue-point="2" draw:end-shape="id8" draw:end-glue-point="0" svg:d="M21843 9500v1300h-3202v1300" svg:viewBox="0 0 3203 2601">
          <text:p/>
        </draw:connector>
        <draw:frame draw:style-name="gr15" draw:text-style-name="P6" draw:layer="layout" svg:width="3.6cm" svg:height="1cm" svg:x="18.5cm" svg:y="9.8cm">
          <draw:text-box>
            <text:p>fit(training)</text:p>
          </draw:text-box>
        </draw:frame>
        <draw:connector draw:style-name="gr13" draw:text-style-name="P1" draw:layer="layout" svg:x1="21.846cm" svg:y1="10.212cm" svg:x2="23.318cm" svg:y2="15cm" draw:end-shape="id9" draw:end-glue-point="0" svg:d="M21846 10212v2144h1472v2644" svg:viewBox="0 0 1473 4789">
          <text:p/>
        </draw:connector>
        <draw:custom-shape draw:style-name="gr16" draw:text-style-name="P1" xml:id="id11" draw:id="id11" draw:layer="layout" svg:width="4.4cm" svg:height="1.2cm" svg:x="9.4cm" svg:y="15.2cm">
          <text:p text:style-name="P1">Best model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5cm" svg:y1="13.617cm" svg:x2="11.6cm" svg:y2="15.2cm" draw:start-shape="id10" draw:start-glue-point="2" draw:end-shape="id11" svg:d="M2500 13617v791h9100v792" svg:viewBox="0 0 9101 1584">
          <text:p/>
        </draw:connector>
        <draw:connector draw:style-name="gr13" draw:text-style-name="P1" draw:layer="layout" svg:x1="18.7cm" svg:y1="13.617cm" svg:x2="11.6cm" svg:y2="15.2cm" draw:start-shape="id12" draw:start-glue-point="2" draw:end-shape="id11" draw:end-glue-point="0" svg:d="M18700 13617v791h-7100v792" svg:viewBox="0 0 7101 1584">
          <text:p/>
        </draw:connector>
        <draw:custom-shape draw:style-name="gr2" draw:text-style-name="P2" xml:id="id13" draw:id="id13" draw:layer="layout" svg:width="3.8cm" svg:height="1.4cm" svg:x="3.1cm" svg:y="17.303cm">
          <text:p text:style-name="P1">Data Frame </text:p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4cm" svg:x="9.8cm" svg:y="19.206cm">
          <text:p text:style-name="P1">Data Frame </text:p>
          <text:p text:style-name="P1">Prediction</text:p>
          <draw:enhanced-geometry svg:viewBox="0 0 21600 21600" draw:type="rectangle" draw:enhanced-path="M 0 0 L 21600 0 21600 21600 0 21600 0 0 Z N"/>
        </draw:custom-shape>
        <draw:line draw:style-name="gr12" draw:text-style-name="P5" xml:id="id14" draw:id="id14" draw:layer="layout" svg:x1="11.6cm" svg:y1="16.4cm" svg:x2="11.6cm" svg:y2="19.206cm">
          <text:p/>
        </draw:line>
        <draw:connector draw:style-name="gr13" draw:text-style-name="P1" draw:layer="layout" svg:x1="6.9cm" svg:y1="18.003cm" svg:x2="11.6cm" svg:y2="17.803cm" draw:start-shape="id13" draw:start-glue-point="1" draw:end-shape="id14" draw:end-glue-point="1" svg:d="M6900 18003h2350v-200h2350" svg:viewBox="0 0 4701 201">
          <text:p/>
        </draw:connector>
        <draw:frame draw:style-name="gr15" draw:text-style-name="P6" draw:layer="layout" svg:width="5cm" svg:height="1cm" svg:x="11.8cm" svg:y="17.2cm">
          <draw:text-box>
            <text:p>Transform(test)</text:p>
          </draw:text-box>
        </draw:frame>
        <draw:custom-shape draw:style-name="gr17" draw:text-style-name="P9" xml:id="id4" draw:id="id4" draw:layer="layout" svg:width="9.436cm" svg:height="2.4cm" svg:x="6.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733cm" svg:height="2cm" svg:x="6.55cm" svg:y="11.8cm">
          <text:p text:style-name="P1"><text:span text:style-name="T3">Transformer</text:span></text:p>
          <text:p text:style-name="P1"><text:span text:style-name="T9">Mult string indx</text:span></text:p>
          <text:p text:style-name="P1"><text:span text:style-name="T9">Pindex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8.363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10.17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11.989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.733cm" svg:height="2cm" svg:x="13.80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1.986cm" svg:height="1.79cm" svg:x="8.19cm" svg:y="12.1cm">
          <draw:text-box>
            <text:p text:style-name="P1"><text:span text:style-name="T4">Transformer</text:span></text:p>
            <text:p text:style-name="P1"><text:span text:style-name="T9">VectorAssemble</text:span><text:span text:style-name="T9">r</text:span></text:p>
            <text:p text:style-name="P1"><text:span text:style-name="T9">assemble</text:span><text:span text:style-name="T10">r</text:span></text:p>
          </draw:text-box>
        </draw:frame>
        <draw:frame draw:style-name="gr21" draw:text-style-name="P13" draw:layer="layout" svg:width="1.986cm" svg:height="1.79cm" svg:x="9.988cm" svg:y="12.1cm">
          <draw:text-box>
            <text:p text:style-name="P1"><text:span text:style-name="T4">Transformer</text:span></text:p>
            <text:p text:style-name="P1"><text:span text:style-name="T4">MinMaxScale</text:span><text:span text:style-name="T4">r</text:span></text:p>
            <text:p text:style-name="P1"><text:span text:style-name="T4">scaler</text:span></text:p>
          </draw:text-box>
        </draw:frame>
        <draw:frame draw:style-name="gr22" draw:text-style-name="P13" draw:layer="layout" svg:width="1.988cm" svg:height="1.552cm" svg:x="11.859cm" svg:y="12.1cm">
          <draw:text-box>
            <text:p text:style-name="P1"><text:span text:style-name="T4">Transformer</text:span></text:p>
            <text:p text:style-name="P1"><text:span text:style-name="T4">PCA</text:span></text:p>
            <text:p text:style-name="P1"><text:span text:style-name="T4">pca</text:span></text:p>
          </draw:text-box>
        </draw:frame>
        <draw:frame draw:style-name="gr23" draw:text-style-name="P13" draw:layer="layout" svg:width="1.986cm" svg:height="1.746cm" svg:x="13.657cm" svg:y="12.1cm">
          <draw:text-box>
            <text:p text:style-name="P1"><text:span text:style-name="T4">Transformer</text:span></text:p>
            <text:p text:style-name="P1"><text:span text:style-name="T4">DecisionTreeRegressor</text:span></text:p>
            <text:p text:style-name="P1"><text:span text:style-name="T4">d</text:span><text:span text:style-name="T10">t</text:span></text:p>
          </draw:text-box>
        </draw:frame>
        <draw:frame draw:style-name="gr8" draw:text-style-name="P6" draw:layer="layout" svg:width="5.8cm" svg:height="0.962cm" svg:x="10.1cm" svg:y="10.6cm">
          <draw:text-box>
            <text:p>Pipeline 1</text:p>
          </draw:text-box>
        </draw:frame>
        <draw:connector draw:style-name="gr13" draw:text-style-name="P8" draw:layer="layout" svg:x1="23.386cm" svg:y1="16.998cm" svg:x2="22.12cm" svg:y2="17cm" svg:d="M23386 16998h-632v2h-634" svg:viewBox="0 0 1267 3">
          <text:p/>
        </draw:connector>
        <draw:custom-shape draw:style-name="gr17" draw:text-style-name="P9" xml:id="id9" draw:id="id9" draw:layer="layout" svg:width="9.436cm" svg:height="2.4cm" svg:x="18.6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1.733cm" svg:height="2cm" svg:x="18.75cm" svg:y="15.2cm">
          <text:p text:style-name="P1"><text:span text:style-name="T3">Transformer</text:span></text:p>
          <text:p text:style-name="P1"><text:span text:style-name="T9">Mult string indx</text:span></text:p>
          <text:p text:style-name="P1"><text:span text:style-name="T9">Pind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20.563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22.37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24.189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26.0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1.986cm" svg:height="1.746cm" svg:x="25.857cm" svg:y="15.5cm">
          <draw:text-box>
            <text:p text:style-name="P1"><text:span text:style-name="T4">Transformer</text:span></text:p>
            <text:p text:style-name="P1"><text:span text:style-name="T4">RandomForestRegressor</text:span></text:p>
            <text:p text:style-name="P1"><text:span text:style-name="T4">rf</text:span></text:p>
          </draw:text-box>
        </draw:frame>
        <draw:frame draw:style-name="gr8" draw:text-style-name="P6" draw:layer="layout" svg:width="5.8cm" svg:height="0.962cm" svg:x="20.2cm" svg:y="14cm">
          <draw:text-box>
            <text:p>Pipeline 2</text:p>
          </draw:text-box>
        </draw:frame>
        <draw:line draw:style-name="gr12" draw:text-style-name="P14" draw:layer="layout" svg:x1="5.101cm" svg:y1="8.4cm" svg:x2="6.985cm" svg:y2="8.4cm">
          <text:p/>
        </draw:line>
        <draw:frame draw:style-name="gr24" draw:text-style-name="P5" draw:layer="layout" svg:width="2.106cm" svg:height="1.003cm" svg:x="20.4cm" svg:y="15.6cm">
          <draw:text-box>
            <text:p text:style-name="P1"><text:span text:style-name="T4">Transformer</text:span></text:p>
            <text:p text:style-name="P1"><text:span text:style-name="T9">VectorAssembler</text:span></text:p>
            <text:p text:style-name="P1"><text:span text:style-name="T9">assemble</text:span><text:span text:style-name="T10">r</text:span></text:p>
          </draw:text-box>
        </draw:frame>
        <draw:frame draw:style-name="gr21" draw:text-style-name="P13" draw:layer="layout" svg:width="1.986cm" svg:height="1.79cm" svg:x="22.288cm" svg:y="15.4cm">
          <draw:text-box>
            <text:p text:style-name="P1"><text:span text:style-name="T4">Transformer</text:span></text:p>
            <text:p text:style-name="P1"><text:span text:style-name="T4">MinMaxScaler</text:span></text:p>
            <text:p text:style-name="P1"><text:span text:style-name="T4">scaler</text:span></text:p>
          </draw:text-box>
        </draw:frame>
        <draw:frame draw:style-name="gr22" draw:text-style-name="P13" draw:layer="layout" svg:width="1.988cm" svg:height="1.552cm" svg:x="24.059cm" svg:y="15.3cm">
          <draw:text-box>
            <text:p text:style-name="P1"><text:span text:style-name="T4">Transformer</text:span></text:p>
            <text:p text:style-name="P1"><text:span text:style-name="T4">PCA</text:span></text:p>
            <text:p text:style-name="P1"><text:span text:style-name="T4">pca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0:18:40.580636555</meta:creation-date>
    <dc:date>2018-04-22T12:50:53.097418279</dc:date>
    <meta:editing-duration>PT1H21M33S</meta:editing-duration>
    <meta:editing-cycles>9</meta:editing-cycles>
    <meta:generator>LibreOffice/5.1.6.2$Linux_X86_64 LibreOffice_project/10m0$Build-2</meta:generator>
    <meta:document-statistic meta:object-count="101"/>
  </office:meta>
</office:document-meta>
</file>